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4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11" style:family="graphic" style:parent-style-name="objectwithoutfill">
      <style:graphic-properties draw:marker-start="Arrowheads_20_4" draw:marker-end="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style:use-window-font-color="true" loext:opacity="0%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25cm" svg:x="1.75cm" svg:y="2.25cm">
          <text:p text:style-name="P1"><text:span text:style-name="T1">Reading data</text:span><text:span text:style-name="T1"><text:line-break/></text:span><text:span text:style-name="T1">from smart me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6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4.5cm" svg:x2="4.25cm" svg:y2="6.5cm">
          <text:p/>
        </draw:line>
        <draw:frame draw:style-name="gr3" draw:text-style-name="P4" draw:layer="layout" svg:width="5cm" svg:height="1.75cm" svg:x="1.25cm" svg:y="0.75cm">
          <draw:text-box>
            <text:p>ATMEGA 32U4 (C/C++)</text:p>
          </draw:text-box>
        </draw:frame>
        <draw:custom-shape draw:style-name="gr1" draw:text-style-name="P2" draw:layer="layout" svg:width="5cm" svg:height="2.25cm" svg:x="1.75cm" svg:y="6.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6.5cm">
          <text:p text:style-name="P2">Converting<text:line-break/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0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25cm" svg:y1="8.75cm" svg:x2="4.25cm" svg:y2="10.75cm">
          <text:p/>
        </draw:line>
        <draw:custom-shape draw:style-name="gr1" draw:text-style-name="P2" draw:layer="layout" svg:width="5cm" svg:height="2.25cm" svg:x="1.75cm" svg:y="10.7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.75cm" svg:y="10.75cm">
          <text:p text:style-name="P2">HTTP<text:line-break/>Post Request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5cm" svg:height="1.75cm" svg:x="13.5cm" svg:y="1cm">
          <draw:text-box>
            <text:p>Raspberry Pi<text:line-break/>(PHP / SQL)</text:p>
          </draw:text-box>
        </draw:frame>
        <draw:custom-shape draw:style-name="gr1" draw:text-style-name="P1" draw:layer="layout" svg:width="5cm" svg:height="2.25cm" svg:x="13.25cm" svg:y="10.75cm">
          <text:p text:style-name="P1"><text:span text:style-name="T1">Receiving</text:span><text:span text:style-name="T1"><text:line-break/></text:span><text:span text:style-name="T1">Post 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13cm" svg:x2="15.75cm" svg:y2="15cm">
          <text:p/>
        </draw:line>
        <draw:custom-shape draw:style-name="gr1" draw:text-style-name="P2" draw:layer="layout" svg:width="5cm" svg:height="2.25cm" svg:x="13.25cm" svg:y="1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5cm">
          <text:p text:style-name="P2">Verifying<text:line-break/>API Key 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2.25cm" svg:x="13.25cm" svg:y="19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5cm" svg:y1="17.25cm" svg:x2="15.75cm" svg:y2="19.25cm">
          <text:p/>
        </draw:line>
        <draw:custom-shape draw:style-name="gr1" draw:text-style-name="P2" draw:layer="layout" svg:width="5cm" svg:height="2.25cm" svg:x="13.25cm" svg:y="19.25cm">
          <text:p text:style-name="P2">Omzetten naar<text:line-break/>Percent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2.75cm" svg:x="13.25cm" svg:y="19.25cm">
          <text:p text:style-name="P2">Writing data<text:line-break/>to databas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75cm" svg:y1="11.75cm" svg:x2="13.25cm" svg:y2="11.75cm">
          <text:p/>
        </draw:line>
        <draw:frame draw:style-name="gr6" draw:text-style-name="P4" draw:layer="layout" svg:width="3.75cm" svg:height="2.384cm" svg:x="8.5cm" svg:y="10cm">
          <draw:text-box>
            <text:p>HTTP Post Via WiFi</text:p>
          </draw:text-box>
        </draw:frame>
        <draw:frame draw:style-name="gr6" draw:text-style-name="P4" draw:layer="layout" svg:width="3.75cm" svg:height="2.384cm" svg:x="8.696cm" svg:y="11.745cm">
          <draw:text-box>
            <text:p>ESP-01</text:p>
          </draw:text-box>
        </draw:frame>
      </draw:page>
      <draw:page draw:name="page2" draw:style-name="dp1" draw:master-page-name="Default">
        <draw:frame draw:style-name="gr7" draw:text-style-name="P6" draw:layer="layout" svg:width="4.25cm" svg:height="1.673cm" svg:x="2.25cm" svg:y="1cm">
          <draw:text-box>
            <text:p text:style-name="P5">Raspberry Pi<text:line-break/>(PHP / SQL)</text:p>
          </draw:text-box>
        </draw:frame>
        <draw:frame draw:style-name="gr8" draw:text-style-name="P4" draw:layer="layout" svg:width="4.5cm" svg:height="1.673cm" svg:x="13.5cm" svg:y="1.001cm">
          <draw:text-box>
            <text:p>WiFi display</text:p>
          </draw:text-box>
        </draw:frame>
        <draw:custom-shape draw:style-name="gr9" draw:text-style-name="P1" draw:layer="layout" svg:width="5cm" svg:height="3.5cm" svg:x="13cm" svg:y="2cm">
          <text:p text:style-name="P1"><text:span text:style-name="T1">Wait 1 minute</text:span><text:span text:style-name="T1"><text:line-break/></text:span><text:span text:style-name="T1">or change</text:span><text:span text:style-name="T1"><text:line-break/></text:span><text:span text:style-name="T1">in m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5cm" svg:y1="5.5cm" svg:x2="15.5cm" svg:y2="6.75cm">
          <text:p/>
        </draw:line>
        <draw:custom-shape draw:style-name="gr10" draw:text-style-name="P1" draw:layer="layout" svg:width="5cm" svg:height="3cm" svg:x="13cm" svg:y="6.75cm">
          <text:p text:style-name="P1"><text:span text:style-name="T1">Selector</text:span><text:span text:style-name="T1"><text:line-break/></text:span><text:span text:style-name="T1">Parameter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.5cm" svg:y1="8.5cm" svg:x2="13cm" svg:y2="8.5cm">
          <text:p/>
        </draw:line>
        <draw:custom-shape draw:style-name="gr1" draw:text-style-name="P1" draw:layer="layout" svg:width="5cm" svg:height="2.25cm" svg:x="1.5cm" svg:y="7.25cm">
          <text:p text:style-name="P1"><text:span text:style-name="T1">Receiving</text:span><text:span text:style-name="T1"><text:line-break/></text:span><text:span text:style-name="T1">HTTP</text:span><text:span text:style-name="T1"><text:line-break/></text:span><text:span text:style-name="T1">Get reques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5cm" svg:height="1.75cm" svg:x="8.25cm" svg:y="6.75cm">
          <draw:text-box>
            <text:p>HTTP GET Via WiFi</text:p>
          </draw:text-box>
        </draw:frame>
        <draw:line draw:style-name="gr2" draw:text-style-name="P3" draw:layer="layout" svg:x1="4cm" svg:y1="9.5cm" svg:x2="4cm" svg:y2="10.75cm">
          <text:p/>
        </draw:line>
        <draw:custom-shape draw:style-name="gr12" draw:text-style-name="P1" draw:layer="layout" svg:width="5cm" svg:height="3.25cm" svg:x="1.5cm" svg:y="10.75cm">
          <text:p text:style-name="P1"><text:span text:style-name="T1">Selector</text:span></text:p>
          <text:p text:style-name="P1"><text:span text:style-name="T1">To</text:span></text:p>
          <text:p text:style-name="P1"><text:span text:style-name="T1">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4cm" svg:x2="4cm" svg:y2="15.75cm">
          <text:p/>
        </draw:line>
        <draw:custom-shape draw:style-name="gr1" draw:text-style-name="P1" draw:layer="layout" svg:width="5cm" svg:height="2.25cm" svg:x="1.5cm" svg:y="15.75cm">
          <text:p text:style-name="P1"><text:span text:style-name="T1">Run</text:span><text:span text:style-name="T1"><text:line-break/></text:span><text:span text:style-name="T1">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18cm" svg:x2="4cm" svg:y2="19.75cm">
          <text:p/>
        </draw:line>
        <draw:custom-shape draw:style-name="gr1" draw:text-style-name="P1" draw:layer="layout" svg:width="5cm" svg:height="2.25cm" svg:x="1.5cm" svg:y="19.75cm">
          <text:p text:style-name="P1"><text:span text:style-name="T1">Edge Case</text:span><text:span text:style-name="T1"><text:line-break/></text:span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3cm" svg:x="13cm" svg:y="19.5cm">
          <text:p text:style-name="P1"><text:span text:style-name="T1">Payload String</text:span><text:span text:style-name="T1"><text:line-break/></text:span><text:span text:style-name="T1">to Int array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5cm" svg:y1="20.915cm" svg:x2="13cm" svg:y2="20.915cm">
          <text:p/>
        </draw:line>
        <draw:frame draw:style-name="gr6" draw:text-style-name="P4" draw:layer="layout" svg:width="3.75cm" svg:height="2.384cm" svg:x="8cm" svg:y="18.116cm">
          <draw:text-box>
            <text:p><text:span text:style-name="T2">HTTP GET </text:span>return Payload</text:p>
          </draw:text-box>
        </draw:frame>
        <draw:line draw:style-name="gr2" draw:text-style-name="P3" draw:layer="layout" svg:x1="15.5cm" svg:y1="22.5cm" svg:x2="15.5cm" svg:y2="24.25cm">
          <text:p/>
        </draw:line>
        <draw:custom-shape draw:style-name="gr1" draw:text-style-name="P1" draw:layer="layout" svg:width="5cm" svg:height="2.25cm" svg:x="13cm" svg:y="24.2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4.25cm">
          <text:p text:style-name="P1"><text:span text:style-name="T1">Edge Case</text:span><text:span text:style-name="T1"><text:line-break/>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25cm" svg:x="13cm" svg:y="24.25cm">
          <text:p text:style-name="P1"><text:span text:style-name="T1">Drawing Grap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40" svg:d="M0 40l10-40 10 4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14:21:46.319258771</meta:creation-date>
    <meta:editing-duration>P5DT15H30M33S</meta:editing-duration>
    <meta:editing-cycles>25</meta:editing-cycles>
    <meta:generator>LibreOffice/7.2.4.1$Linux_X86_64 LibreOffice_project/20$Build-1</meta:generator>
    <dc:date>2021-12-15T10:10:40.764265258</dc:date>
    <meta:document-statistic meta:object-count="44"/>
  </office:meta>
</office:document-meta>
</file>